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officeooo:rsid="000a20c6" officeooo:paragraph-rsid="000a20c6"/>
    </style:style>
    <style:style style:name="P2" style:family="paragraph" style:parent-style-name="Heading_20_3">
      <style:text-properties officeooo:paragraph-rsid="000b04c6"/>
    </style:style>
    <style:style style:name="P3" style:family="paragraph" style:parent-style-name="Horizontal_20_Line">
      <style:text-properties fo:font-style="italic" style:font-style-asian="italic" style:font-style-complex="italic"/>
    </style:style>
    <style:style style:name="P4" style:family="paragraph" style:parent-style-name="Horizontal_20_Line">
      <style:text-properties officeooo:paragraph-rsid="000b04c6"/>
    </style:style>
    <style:style style:name="P5" style:family="paragraph" style:parent-style-name="Preformatted_20_Text" style:list-style-name="L33"/>
    <style:style style:name="P6" style:family="paragraph" style:parent-style-name="Preformatted_20_Text" style:list-style-name="L33">
      <style:paragraph-properties style:writing-mode="lr-tb"/>
    </style:style>
    <style:style style:name="P7" style:family="paragraph" style:parent-style-name="Preformatted_20_Text" style:list-style-name="L33">
      <style:paragraph-properties fo:margin-top="0cm" fo:margin-bottom="0.499cm" style:contextual-spacing="false" style:writing-mode="lr-tb"/>
    </style:style>
    <style:style style:name="P8" style:family="paragraph" style:parent-style-name="Preformatted_20_Text" style:list-style-name="L33">
      <style:paragraph-properties fo:margin-left="0cm" fo:margin-right="0cm" fo:text-indent="0cm" style:auto-text-indent="false" style:writing-mode="lr-tb"/>
    </style:style>
    <style:style style:name="P9" style:family="paragraph" style:parent-style-name="Preformatted_20_Text" style:list-style-name="L37"/>
    <style:style style:name="P10" style:family="paragraph" style:parent-style-name="Preformatted_20_Text" style:list-style-name="L37">
      <style:paragraph-properties style:writing-mode="lr-tb"/>
    </style:style>
    <style:style style:name="P11" style:family="paragraph" style:parent-style-name="Preformatted_20_Text" style:list-style-name="L37">
      <style:paragraph-properties fo:margin-top="0cm" fo:margin-bottom="0.499cm" style:contextual-spacing="false" style:writing-mode="lr-tb"/>
    </style:style>
    <style:style style:name="P12" style:family="paragraph" style:parent-style-name="Preformatted_20_Text" style:list-style-name="L37">
      <style:paragraph-properties fo:margin-left="0cm" fo:margin-right="0cm" fo:text-indent="0cm" style:auto-text-indent="false" style:writing-mode="lr-tb"/>
    </style:style>
    <style:style style:name="P13" style:family="paragraph" style:parent-style-name="Preformatted_20_Text" style:list-style-name="L40"/>
    <style:style style:name="P14" style:family="paragraph" style:parent-style-name="Preformatted_20_Text" style:list-style-name="L40">
      <style:paragraph-properties fo:margin-top="0cm" fo:margin-bottom="0.499cm" style:contextual-spacing="false" style:writing-mode="lr-tb"/>
    </style:style>
    <style:style style:name="P15" style:family="paragraph" style:parent-style-name="Preformatted_20_Text" style:list-style-name="L40">
      <style:paragraph-properties fo:margin-left="0cm" fo:margin-right="0cm" fo:text-indent="0cm" style:auto-text-indent="false" style:writing-mode="lr-tb"/>
    </style:style>
    <style:style style:name="P16" style:family="paragraph" style:parent-style-name="Preformatted_20_Text">
      <style:paragraph-properties fo:margin-left="0cm" fo:margin-right="0cm" fo:text-indent="0cm" style:auto-text-indent="false" style:writing-mode="lr-tb"/>
    </style:style>
    <style:style style:name="P17"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8" style:family="paragraph" style:parent-style-name="Preformatted_20_Text">
      <style:paragraph-properties style:writing-mode="lr-tb"/>
    </style:style>
    <style:style style:name="P19" style:family="paragraph" style:parent-style-name="Preformatted_20_Text">
      <style:paragraph-properties fo:margin-top="0cm" fo:margin-bottom="0.499cm" style:contextual-spacing="false" style:writing-mode="lr-tb"/>
    </style:style>
    <style:style style:name="P20" style:family="paragraph" style:parent-style-name="Preformatted_20_Text">
      <style:text-properties fo:font-style="italic" style:font-style-asian="italic" style:font-style-complex="italic"/>
    </style:style>
    <style:style style:name="P21" style:family="paragraph" style:parent-style-name="Preformatted_20_Text" style:list-style-name="L44"/>
    <style:style style:name="P22" style:family="paragraph" style:parent-style-name="Preformatted_20_Text" style:list-style-name="L44">
      <style:paragraph-properties style:writing-mode="lr-tb"/>
    </style:style>
    <style:style style:name="P23" style:family="paragraph" style:parent-style-name="Preformatted_20_Text" style:list-style-name="L44">
      <style:paragraph-properties fo:margin-top="0cm" fo:margin-bottom="0.499cm" style:contextual-spacing="false" style:writing-mode="lr-tb"/>
    </style:style>
    <style:style style:name="P24" style:family="paragraph" style:parent-style-name="Preformatted_20_Text" style:list-style-name="L44">
      <style:paragraph-properties fo:margin-left="0cm" fo:margin-right="0cm" fo:text-indent="0cm" style:auto-text-indent="false" style:writing-mode="lr-tb"/>
    </style:style>
    <style:style style:name="P25" style:family="paragraph" style:parent-style-name="Preformatted_20_Text" style:list-style-name="L46"/>
    <style:style style:name="P26" style:family="paragraph" style:parent-style-name="Preformatted_20_Text" style:list-style-name="L46">
      <style:paragraph-properties fo:margin-left="0cm" fo:margin-right="0cm" fo:margin-top="0cm" fo:margin-bottom="0.499cm" style:contextual-spacing="false" fo:text-indent="0cm" style:auto-text-indent="false" style:writing-mode="lr-tb"/>
    </style:style>
    <style:style style:name="P27" style:family="paragraph" style:parent-style-name="Preformatted_20_Text" style:list-style-name="L48"/>
    <style:style style:name="P28" style:family="paragraph" style:parent-style-name="Preformatted_20_Text" style:list-style-name="L48">
      <style:paragraph-properties fo:margin-left="0cm" fo:margin-right="0cm" fo:margin-top="0cm" fo:margin-bottom="0.499cm" style:contextual-spacing="false" fo:text-indent="0cm" style:auto-text-indent="false" style:writing-mode="lr-tb"/>
    </style:style>
    <style:style style:name="P29" style:family="paragraph" style:parent-style-name="Standard">
      <style:paragraph-properties fo:text-align="center" style:justify-single-word="false"/>
    </style:style>
    <style:style style:name="P30" style:family="paragraph" style:parent-style-name="Standard">
      <style:paragraph-properties fo:text-align="start" style:justify-single-word="false"/>
    </style:style>
    <style:style style:name="P31" style:family="paragraph" style:parent-style-name="Text_20_body" style:list-style-name="L1"/>
    <style:style style:name="P32" style:family="paragraph" style:parent-style-name="Text_20_body" style:list-style-name="L1">
      <style:paragraph-properties fo:margin-top="0cm" fo:margin-bottom="0cm" style:contextual-spacing="false"/>
    </style:style>
    <style:style style:name="P33" style:family="paragraph" style:parent-style-name="Text_20_body" style:list-style-name="L2"/>
    <style:style style:name="P34" style:family="paragraph" style:parent-style-name="Text_20_body" style:list-style-name="L2">
      <style:paragraph-properties fo:margin-top="0cm" fo:margin-bottom="0cm" style:contextual-spacing="false"/>
    </style:style>
    <style:style style:name="P35" style:family="paragraph" style:parent-style-name="Text_20_body" style:list-style-name="L3"/>
    <style:style style:name="P36" style:family="paragraph" style:parent-style-name="Text_20_body" style:list-style-name="L3">
      <style:paragraph-properties fo:margin-top="0cm" fo:margin-bottom="0cm" style:contextual-spacing="false"/>
    </style:style>
    <style:style style:name="P37" style:family="paragraph" style:parent-style-name="Text_20_body" style:list-style-name="L4"/>
    <style:style style:name="P38" style:family="paragraph" style:parent-style-name="Text_20_body" style:list-style-name="L4">
      <style:paragraph-properties fo:margin-top="0cm" fo:margin-bottom="0cm" style:contextual-spacing="false"/>
    </style:style>
    <style:style style:name="P39" style:family="paragraph" style:parent-style-name="Text_20_body" style:list-style-name="L5"/>
    <style:style style:name="P40" style:family="paragraph" style:parent-style-name="Text_20_body" style:list-style-name="L5">
      <style:paragraph-properties fo:margin-top="0cm" fo:margin-bottom="0cm" style:contextual-spacing="false"/>
    </style:style>
    <style:style style:name="P41" style:family="paragraph" style:parent-style-name="Text_20_body" style:list-style-name="L6"/>
    <style:style style:name="P42" style:family="paragraph" style:parent-style-name="Text_20_body" style:list-style-name="L6">
      <style:paragraph-properties fo:margin-top="0cm" fo:margin-bottom="0cm" style:contextual-spacing="false"/>
    </style:style>
    <style:style style:name="P43" style:family="paragraph" style:parent-style-name="Text_20_body" style:list-style-name="L7"/>
    <style:style style:name="P44" style:family="paragraph" style:parent-style-name="Text_20_body" style:list-style-name="L7">
      <style:paragraph-properties fo:margin-top="0cm" fo:margin-bottom="0cm" style:contextual-spacing="false"/>
    </style:style>
    <style:style style:name="P45" style:family="paragraph" style:parent-style-name="Text_20_body" style:list-style-name="L8"/>
    <style:style style:name="P46" style:family="paragraph" style:parent-style-name="Text_20_body" style:list-style-name="L8">
      <style:paragraph-properties fo:margin-top="0cm" fo:margin-bottom="0cm" style:contextual-spacing="false"/>
    </style:style>
    <style:style style:name="P47" style:family="paragraph" style:parent-style-name="Text_20_body" style:list-style-name="L9"/>
    <style:style style:name="P48" style:family="paragraph" style:parent-style-name="Text_20_body" style:list-style-name="L9">
      <style:paragraph-properties fo:margin-top="0cm" fo:margin-bottom="0cm" style:contextual-spacing="false"/>
    </style:style>
    <style:style style:name="P49" style:family="paragraph" style:parent-style-name="Text_20_body" style:list-style-name="L10"/>
    <style:style style:name="P50" style:family="paragraph" style:parent-style-name="Text_20_body" style:list-style-name="L10">
      <style:paragraph-properties fo:margin-top="0cm" fo:margin-bottom="0cm" style:contextual-spacing="false"/>
    </style:style>
    <style:style style:name="P51" style:family="paragraph" style:parent-style-name="Text_20_body" style:list-style-name="L11"/>
    <style:style style:name="P52" style:family="paragraph" style:parent-style-name="Text_20_body" style:list-style-name="L11">
      <style:paragraph-properties fo:margin-top="0cm" fo:margin-bottom="0cm" style:contextual-spacing="false"/>
    </style:style>
    <style:style style:name="P53" style:family="paragraph" style:parent-style-name="Text_20_body" style:list-style-name="L12"/>
    <style:style style:name="P54" style:family="paragraph" style:parent-style-name="Text_20_body" style:list-style-name="L12">
      <style:paragraph-properties fo:margin-top="0cm" fo:margin-bottom="0cm" style:contextual-spacing="false"/>
    </style:style>
    <style:style style:name="P55" style:family="paragraph" style:parent-style-name="Text_20_body" style:list-style-name="L13"/>
    <style:style style:name="P56" style:family="paragraph" style:parent-style-name="Text_20_body" style:list-style-name="L13">
      <style:paragraph-properties fo:margin-top="0cm" fo:margin-bottom="0cm" style:contextual-spacing="false"/>
    </style:style>
    <style:style style:name="P57" style:family="paragraph" style:parent-style-name="Text_20_body" style:list-style-name="L14"/>
    <style:style style:name="P58" style:family="paragraph" style:parent-style-name="Text_20_body" style:list-style-name="L14">
      <style:paragraph-properties fo:margin-top="0cm" fo:margin-bottom="0cm" style:contextual-spacing="false"/>
    </style:style>
    <style:style style:name="P59" style:family="paragraph" style:parent-style-name="Text_20_body" style:list-style-name="L15"/>
    <style:style style:name="P60" style:family="paragraph" style:parent-style-name="Text_20_body" style:list-style-name="L15">
      <style:paragraph-properties fo:margin-top="0cm" fo:margin-bottom="0cm" style:contextual-spacing="false"/>
    </style:style>
    <style:style style:name="P61" style:family="paragraph" style:parent-style-name="Text_20_body" style:list-style-name="L16"/>
    <style:style style:name="P62" style:family="paragraph" style:parent-style-name="Text_20_body" style:list-style-name="L16">
      <style:paragraph-properties fo:margin-top="0cm" fo:margin-bottom="0cm" style:contextual-spacing="false"/>
    </style:style>
    <style:style style:name="P63" style:family="paragraph" style:parent-style-name="Text_20_body" style:list-style-name="L17"/>
    <style:style style:name="P64" style:family="paragraph" style:parent-style-name="Text_20_body" style:list-style-name="L17">
      <style:paragraph-properties fo:margin-top="0cm" fo:margin-bottom="0cm" style:contextual-spacing="false"/>
    </style:style>
    <style:style style:name="P65" style:family="paragraph" style:parent-style-name="Text_20_body" style:list-style-name="L18"/>
    <style:style style:name="P66" style:family="paragraph" style:parent-style-name="Text_20_body" style:list-style-name="L18">
      <style:paragraph-properties fo:margin-top="0cm" fo:margin-bottom="0cm" style:contextual-spacing="false"/>
    </style:style>
    <style:style style:name="P67" style:family="paragraph" style:parent-style-name="Text_20_body" style:list-style-name="L19"/>
    <style:style style:name="P68" style:family="paragraph" style:parent-style-name="Text_20_body" style:list-style-name="L19">
      <style:paragraph-properties fo:margin-top="0cm" fo:margin-bottom="0cm" style:contextual-spacing="false"/>
    </style:style>
    <style:style style:name="P69" style:family="paragraph" style:parent-style-name="Text_20_body" style:list-style-name="L20"/>
    <style:style style:name="P70" style:family="paragraph" style:parent-style-name="Text_20_body" style:list-style-name="L20">
      <style:paragraph-properties fo:margin-top="0cm" fo:margin-bottom="0cm" style:contextual-spacing="false"/>
    </style:style>
    <style:style style:name="P71" style:family="paragraph" style:parent-style-name="Text_20_body" style:list-style-name="L21"/>
    <style:style style:name="P72" style:family="paragraph" style:parent-style-name="Text_20_body" style:list-style-name="L21">
      <style:paragraph-properties fo:margin-top="0cm" fo:margin-bottom="0cm" style:contextual-spacing="false"/>
    </style:style>
    <style:style style:name="P73" style:family="paragraph" style:parent-style-name="Text_20_body" style:list-style-name="L22"/>
    <style:style style:name="P74" style:family="paragraph" style:parent-style-name="Text_20_body" style:list-style-name="L22">
      <style:paragraph-properties fo:margin-top="0cm" fo:margin-bottom="0cm" style:contextual-spacing="false"/>
    </style:style>
    <style:style style:name="P75" style:family="paragraph" style:parent-style-name="Text_20_body" style:list-style-name="L23"/>
    <style:style style:name="P76" style:family="paragraph" style:parent-style-name="Text_20_body" style:list-style-name="L23">
      <style:paragraph-properties fo:margin-top="0cm" fo:margin-bottom="0cm" style:contextual-spacing="false"/>
    </style:style>
    <style:style style:name="P77" style:family="paragraph" style:parent-style-name="Text_20_body">
      <style:paragraph-properties fo:text-align="start" style:justify-single-word="false"/>
    </style:style>
    <style:style style:name="P78" style:family="paragraph" style:parent-style-name="Text_20_body">
      <style:paragraph-properties fo:text-align="center" style:justify-single-word="false"/>
      <style:text-properties officeooo:rsid="000a20c6" officeooo:paragraph-rsid="000a20c6"/>
    </style:style>
    <style:style style:name="P79" style:family="paragraph" style:parent-style-name="Text_20_body">
      <style:paragraph-properties fo:text-align="start" style:justify-single-word="false"/>
      <style:text-properties officeooo:rsid="000a20c6" officeooo:paragraph-rsid="000a20c6"/>
    </style:style>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29"/>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7"/>
    <style:style style:name="P94" style:family="paragraph" style:parent-style-name="Text_20_body" style:list-style-name="L38"/>
    <style:style style:name="P95" style:family="paragraph" style:parent-style-name="Text_20_body" style:list-style-name="L39"/>
    <style:style style:name="P96" style:family="paragraph" style:parent-style-name="Text_20_body" style:list-style-name="L40"/>
    <style:style style:name="P97" style:family="paragraph" style:parent-style-name="Text_20_body" style:list-style-name="L41"/>
    <style:style style:name="P98" style:family="paragraph" style:parent-style-name="Text_20_body" style:list-style-name="L42"/>
    <style:style style:name="P99" style:family="paragraph" style:parent-style-name="Text_20_body" style:list-style-name="L43"/>
    <style:style style:name="P100" style:family="paragraph" style:parent-style-name="Text_20_body" style:list-style-name="L43">
      <style:paragraph-properties fo:margin-top="0cm" fo:margin-bottom="0cm" style:contextual-spacing="false"/>
    </style:style>
    <style:style style:name="P101" style:family="paragraph" style:parent-style-name="Text_20_body" style:list-style-name="L44"/>
    <style:style style:name="P102" style:family="paragraph" style:parent-style-name="Text_20_body">
      <style:text-properties officeooo:paragraph-rsid="000b04c6"/>
    </style:style>
    <style:style style:name="P103" style:family="paragraph" style:parent-style-name="Text_20_body" style:list-style-name="L45"/>
    <style:style style:name="P104" style:family="paragraph" style:parent-style-name="Text_20_body" style:list-style-name="L46"/>
    <style:style style:name="P105" style:family="paragraph" style:parent-style-name="Text_20_body" style:list-style-name="L47"/>
    <style:style style:name="P106" style:family="paragraph" style:parent-style-name="Text_20_body" style:list-style-name="L48"/>
    <style:style style:name="P107" style:family="paragraph" style:parent-style-name="Text_20_body" style:list-style-name="L49"/>
    <style:style style:name="P108" style:family="paragraph" style:parent-style-name="Text_20_body" style:list-style-name="L50"/>
    <style:style style:name="P109" style:family="paragraph" style:parent-style-name="Text_20_body" style:list-style-name="L51"/>
    <style:style style:name="P110" style:family="paragraph" style:parent-style-name="Text_20_body" style:list-style-name="L52"/>
    <style:style style:name="T1" style:family="text">
      <style:text-properties officeooo:rsid="00094b34"/>
    </style:style>
    <style:style style:name="T2" style:family="text">
      <style:text-properties fo:font-style="italic" style:font-style-asian="italic" style:font-style-complex="italic"/>
    </style:style>
    <style:style style:name="T3" style:family="text">
      <style:text-properties officeooo:rsid="000b04c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Summary of PCI-DSS Requirement 6: <text:span text:style-name="Strong_20_Emphasis">Develop Securely</text:span></text:h>
      <text:p text:style-name="Text_20_body"><text:span text:style-name="Strong_20_Emphasis">Goal</text:span>: Ensure that both <text:span text:style-name="Strong_20_Emphasis">custom-developed</text:span> and <text:span text:style-name="Strong_20_Emphasis">third-party software</text:span> used in the environment are secure and do not introduce vulnerabilities. This requirement encompasses all phases of the <text:span text:style-name="Strong_20_Emphasis">Software Development Life Cycle (SDLC)</text:span>, including identifying vulnerabilities, installing patches, and developer training.</text:p>
      <text:p text:style-name="Horizontal_20_Line"/>
      <text:h text:style-name="Heading_20_3" text:outline-level="3"><text:span text:style-name="Strong_20_Emphasis">Key Sub-Requirements of Requirement 6</text:span></text:h>
      <text:h text:style-name="Heading_20_4" text:outline-level="4"><text:span text:style-name="Strong_20_Emphasis">1. Vulnerability and Risk Ranking (6.1)</text:span></text:h>
      <text:list text:style-name="L1">
        <text:list-item>
          <text:p text:style-name="P32"><text:span text:style-name="Strong_20_Emphasis">Description</text:span>: Every identified vulnerability must be ranked based on its risk to the environment. Risk ranking determines how quickly it needs to be addressed.</text:p>
        </text:list-item>
        <text:list-item>
          <text:p text:style-name="P32"><text:span text:style-name="Strong_20_Emphasis">Action Steps</text:span>:</text:p>
          <text:list>
            <text:list-item>
              <text:p text:style-name="P32">Regularly assess vulnerabilities published by third-party vendors, InfoSec communities, and other sources.</text:p>
            </text:list-item>
            <text:list-item>
              <text:p text:style-name="P31">Classify vulnerabilities (e.g., "critical," "high," "medium," "low") based on their potential impact on systems handling cardholder data (CHD).</text:p>
            </text:list-item>
          </text:list>
        </text:list-item>
      </text:list>
      <text:h text:style-name="Heading_20_4" text:outline-level="4"><text:span text:style-name="Strong_20_Emphasis">Example</text:span>:</text:h>
      <text:p text:style-name="Text_20_body">A vulnerability affecting a payment application is rated "critical" because it allows unauthorized access to customer payment data. It must be patched immediately to mitigate risk.</text:p>
      <text:p text:style-name="Horizontal_20_Line"/>
      <text:h text:style-name="Heading_20_4" text:outline-level="4"><text:span text:style-name="Strong_20_Emphasis">2. Timely Patch Installation (6.2)</text:span></text:h>
      <text:list text:style-name="L2">
        <text:list-item>
          <text:p text:style-name="P34"><text:span text:style-name="Strong_20_Emphasis">Description</text:span>: Install critical security patches as soon as possible, preferably within <text:span text:style-name="Strong_20_Emphasis">30 days</text:span> of release. Non-critical patches should be installed within <text:span text:style-name="Strong_20_Emphasis">2-3 months</text:span>.</text:p>
        </text:list-item>
        <text:list-item>
          <text:p text:style-name="P34"><text:span text:style-name="Strong_20_Emphasis">Action Steps</text:span>:</text:p>
          <text:list>
            <text:list-item>
              <text:p text:style-name="P34">Implement a process for applying security patches promptly to all systems handling CHD.</text:p>
            </text:list-item>
            <text:list-item>
              <text:p text:style-name="P33">Document the timeline for installing patches based on risk classification (critical vs. low-risk).</text:p>
            </text:list-item>
          </text:list>
        </text:list-item>
      </text:list>
      <text:h text:style-name="Heading_20_4" text:outline-level="4"><text:span text:style-name="Strong_20_Emphasis">Example</text:span>:</text:h>
      <text:p text:style-name="Text_20_body">A new version of a payment server software is released with a critical security fix. The IT team schedules the update within the first week of the patch release.</text:p>
      <text:p text:style-name="Horizontal_20_Line"/>
      <text:h text:style-name="Heading_20_4" text:outline-level="4"><text:span text:style-name="Strong_20_Emphasis">3. Secure SDLC (6.3)</text:span></text:h>
      <text:list text:style-name="L3">
        <text:list-item>
          <text:p text:style-name="P36"><text:span text:style-name="Strong_20_Emphasis">Description</text:span>: Integrate security practices throughout the SDLC, ensuring that security requirements are considered during each stage of development.</text:p>
        </text:list-item>
        <text:list-item>
          <text:p text:style-name="P36"><text:span text:style-name="Strong_20_Emphasis">Action Steps</text:span>:</text:p>
          <text:list>
            <text:list-item>
              <text:p text:style-name="P36">Train developers to write secure code and follow best practices.</text:p>
            </text:list-item>
            <text:list-item>
              <text:p text:style-name="P36">Conduct <text:span text:style-name="Strong_20_Emphasis">code reviews</text:span> and <text:span text:style-name="Strong_20_Emphasis">penetration testing</text:span> before deploying software into production.</text:p>
            </text:list-item>
            <text:list-item>
              <text:p text:style-name="P35"><text:soft-page-break/>Ensure <text:span text:style-name="Strong_20_Emphasis">security testing</text:span> is part of the CI/CD pipeline for Agile or DevOps teams.</text:p>
            </text:list-item>
          </text:list>
        </text:list-item>
      </text:list>
      <text:h text:style-name="Heading_20_4" text:outline-level="4"><text:span text:style-name="Strong_20_Emphasis">Example</text:span>:</text:h>
      <text:p text:style-name="Text_20_body">Before releasing a new e-commerce feature, the development team performs code reviews focused on common vulnerabilities like SQL injection, ensuring the code is secure.</text:p>
      <text:p text:style-name="Horizontal_20_Line"/>
      <text:h text:style-name="Heading_20_4" text:outline-level="4"><text:span text:style-name="Strong_20_Emphasis">4. Development Change Controls (6.4)</text:span></text:h>
      <text:list text:style-name="L4">
        <text:list-item>
          <text:p text:style-name="P38"><text:span text:style-name="Strong_20_Emphasis">Description</text:span>: Manage changes in the development and production environments to prevent vulnerabilities.</text:p>
        </text:list-item>
        <text:list-item>
          <text:p text:style-name="P38"><text:span text:style-name="Strong_20_Emphasis">Action Steps</text:span>:</text:p>
          <text:list>
            <text:list-item>
              <text:p text:style-name="P38">Separate <text:span text:style-name="Strong_20_Emphasis">development</text:span> and <text:span text:style-name="Strong_20_Emphasis">production environments</text:span> to avoid cross-contamination.</text:p>
            </text:list-item>
            <text:list-item>
              <text:p text:style-name="P38">Remove <text:span text:style-name="Strong_20_Emphasis">test credentials</text:span> and <text:span text:style-name="Strong_20_Emphasis">developer accounts</text:span> from production.</text:p>
            </text:list-item>
            <text:list-item>
              <text:p text:style-name="P37">Reassess PCI-DSS compliance after significant changes.</text:p>
            </text:list-item>
          </text:list>
        </text:list-item>
      </text:list>
      <text:h text:style-name="Heading_20_4" text:outline-level="4"><text:span text:style-name="Strong_20_Emphasis">Example</text:span>:</text:h>
      <text:p text:style-name="Text_20_body">After adding new payment processing functionality, the development team removes any test accounts and retests for PCI-DSS compliance to ensure the environment remains secure.</text:p>
      <text:p text:style-name="Horizontal_20_Line"/>
      <text:h text:style-name="Heading_20_4" text:outline-level="4"><text:span text:style-name="Strong_20_Emphasis">5. Secure Development Training (6.5)</text:span></text:h>
      <text:list text:style-name="L5">
        <text:list-item>
          <text:p text:style-name="P40"><text:span text:style-name="Strong_20_Emphasis">Description</text:span>: Provide regular training for developers to address common vulnerabilities such as <text:span text:style-name="Strong_20_Emphasis">SQL injection</text:span>, <text:span text:style-name="Strong_20_Emphasis">cross-site scripting (XSS)</text:span>, and <text:span text:style-name="Strong_20_Emphasis">buffer overflows</text:span>.</text:p>
        </text:list-item>
        <text:list-item>
          <text:p text:style-name="P40"><text:span text:style-name="Strong_20_Emphasis">Action Steps</text:span>:</text:p>
          <text:list>
            <text:list-item>
              <text:p text:style-name="P40">Ensure all developers are trained on secure coding practices and common vulnerabilities.</text:p>
            </text:list-item>
            <text:list-item>
              <text:p text:style-name="P39">Implement an annual training schedule to keep developers updated on the latest threats.</text:p>
            </text:list-item>
          </text:list>
        </text:list-item>
      </text:list>
      <text:h text:style-name="Heading_20_4" text:outline-level="4"><text:span text:style-name="Strong_20_Emphasis">Example</text:span>:</text:h>
      <text:p text:style-name="Text_20_body">The development team completes annual secure coding training that focuses on preventing SQL injection attacks in web applications.</text:p>
      <text:p text:style-name="Horizontal_20_Line"/>
      <text:h text:style-name="Heading_20_4" text:outline-level="4"><text:span text:style-name="Strong_20_Emphasis">6. Prevent Public Vulnerabilities (6.6)</text:span></text:h>
      <text:list text:style-name="L6">
        <text:list-item>
          <text:p text:style-name="P42"><text:span text:style-name="Strong_20_Emphasis">Description</text:span>: Public-facing applications must be reviewed for vulnerabilities at least <text:span text:style-name="Strong_20_Emphasis">once per year</text:span> or after any significant changes.</text:p>
        </text:list-item>
        <text:list-item>
          <text:p text:style-name="P42"><text:span text:style-name="Strong_20_Emphasis">Action Steps</text:span>:</text:p>
          <text:list>
            <text:list-item>
              <text:p text:style-name="P42">Regularly review public applications using <text:span text:style-name="Strong_20_Emphasis">automated vulnerability scanning tools</text:span>.</text:p>
            </text:list-item>
            <text:list-item>
              <text:p text:style-name="P41">Perform manual reviews after every significant change in the application code.</text:p>
            </text:list-item>
          </text:list>
        </text:list-item>
      </text:list>
      <text:h text:style-name="Heading_20_4" text:outline-level="4"><text:span text:style-name="Strong_20_Emphasis">Example</text:span>:</text:h>
      <text:p text:style-name="Text_20_body">A vulnerability scanner is scheduled to review an online payment gateway for vulnerabilities every quarter to identify any security gaps.</text:p>
      <text:p text:style-name="Horizontal_20_Line"><text:soft-page-break/></text:p>
      <text:h text:style-name="Heading_20_4" text:outline-level="4"><text:span text:style-name="Strong_20_Emphasis">7. Document and Enforce Policies and Procedures (6.7)</text:span></text:h>
      <text:list text:style-name="L7">
        <text:list-item>
          <text:p text:style-name="P44"><text:span text:style-name="Strong_20_Emphasis">Description</text:span>: All policies and procedures for secure development, vulnerability ranking, and patching must be documented and enforced.</text:p>
        </text:list-item>
        <text:list-item>
          <text:p text:style-name="P44"><text:span text:style-name="Strong_20_Emphasis">Action Steps</text:span>:</text:p>
          <text:list>
            <text:list-item>
              <text:p text:style-name="P44">Maintain a comprehensive set of documentation that covers the SDLC, patch management, developer training, and vulnerability management.</text:p>
            </text:list-item>
            <text:list-item>
              <text:p text:style-name="P43">Ensure developers follow documented procedures and undergo regular security audits.</text:p>
            </text:list-item>
          </text:list>
        </text:list-item>
      </text:list>
      <text:h text:style-name="Heading_20_4" text:outline-level="4"><text:span text:style-name="Strong_20_Emphasis">Example</text:span>:</text:h>
      <text:p text:style-name="Text_20_body">The company's development team follows a documented <text:span text:style-name="Strong_20_Emphasis">change management policy</text:span> that details how code is reviewed, tested, and deployed to production.</text:p>
      <text:p text:style-name="Horizontal_20_Line"/>
      <text:h text:style-name="Heading_20_3" text:outline-level="3"><text:span text:style-name="Strong_20_Emphasis">Roles and Responsibilities</text:span></text:h>
      <text:h text:style-name="Heading_20_4" text:outline-level="4"><text:span text:style-name="Strong_20_Emphasis">1. IT Security Team</text:span></text:h>
      <text:list text:style-name="L8">
        <text:list-item>
          <text:p text:style-name="P46"><text:span text:style-name="Strong_20_Emphasis">Responsibilities</text:span>:</text:p>
          <text:list>
            <text:list-item>
              <text:p text:style-name="P46">Ensure vulnerability management processes are followed, including risk ranking and timely patching.</text:p>
            </text:list-item>
            <text:list-item>
              <text:p text:style-name="P46">Work closely with development teams to integrate security into the SDLC.</text:p>
            </text:list-item>
          </text:list>
        </text:list-item>
        <text:list-item>
          <text:p text:style-name="P46"><text:span text:style-name="Strong_20_Emphasis">Tools to Use</text:span>:</text:p>
          <text:list>
            <text:list-item>
              <text:p text:style-name="P46"><text:span text:style-name="Strong_20_Emphasis">Vulnerability Management Systems</text:span> (e.g., Tenable, Qualys).</text:p>
            </text:list-item>
            <text:list-item>
              <text:p text:style-name="P45"><text:span text:style-name="Strong_20_Emphasis">Patch Management Tools</text:span> (e.g., WSUS, SCCM).</text:p>
            </text:list-item>
          </text:list>
        </text:list-item>
      </text:list>
      <text:h text:style-name="Heading_20_4" text:outline-level="4"><text:span text:style-name="Strong_20_Emphasis">2. Developers</text:span></text:h>
      <text:list text:style-name="L9">
        <text:list-item>
          <text:p text:style-name="P48"><text:span text:style-name="Strong_20_Emphasis">Responsibilities</text:span>:</text:p>
          <text:list>
            <text:list-item>
              <text:p text:style-name="P48">Write secure code following best practices and undergo regular security training.</text:p>
            </text:list-item>
            <text:list-item>
              <text:p text:style-name="P48">Conduct code reviews, unit testing, and vulnerability assessments.</text:p>
            </text:list-item>
          </text:list>
        </text:list-item>
        <text:list-item>
          <text:p text:style-name="P48"><text:span text:style-name="Strong_20_Emphasis">Tools to Use</text:span>:</text:p>
          <text:list>
            <text:list-item>
              <text:p text:style-name="P48"><text:span text:style-name="Strong_20_Emphasis">Static Code Analysis Tools</text:span> (e.g., SonarQube, Checkmarx).</text:p>
            </text:list-item>
            <text:list-item>
              <text:p text:style-name="P47"><text:span text:style-name="Strong_20_Emphasis">CI/CD Pipeline Integration</text:span> for security testing.</text:p>
            </text:list-item>
          </text:list>
        </text:list-item>
      </text:list>
      <text:h text:style-name="Heading_20_4" text:outline-level="4"><text:span text:style-name="Strong_20_Emphasis">3. Project Managers</text:span></text:h>
      <text:list text:style-name="L10">
        <text:list-item>
          <text:p text:style-name="P50"><text:span text:style-name="Strong_20_Emphasis">Responsibilities</text:span>:</text:p>
          <text:list>
            <text:list-item>
              <text:p text:style-name="P50">Ensure that security requirements are considered in project planning.</text:p>
            </text:list-item>
            <text:list-item>
              <text:p text:style-name="P50">Track compliance with security best practices throughout the SDLC.</text:p>
            </text:list-item>
          </text:list>
        </text:list-item>
        <text:list-item>
          <text:p text:style-name="P50"><text:span text:style-name="Strong_20_Emphasis">Tools to Use</text:span>:</text:p>
          <text:list>
            <text:list-item>
              <text:p text:style-name="P50"><text:span text:style-name="Strong_20_Emphasis">Project management software</text:span> (e.g., Jira) for tracking security tasks.</text:p>
            </text:list-item>
            <text:list-item>
              <text:p text:style-name="P49"><text:span text:style-name="Strong_20_Emphasis">Compliance checklists</text:span> to ensure policies are followed.</text:p>
            </text:list-item>
          </text:list>
        </text:list-item>
      </text:list>
      <text:h text:style-name="Heading_20_4" text:outline-level="4"><text:span text:style-name="Strong_20_Emphasis">4. System Administrators</text:span></text:h>
      <text:list text:style-name="L11">
        <text:list-item>
          <text:p text:style-name="P52"><text:span text:style-name="Strong_20_Emphasis">Responsibilities</text:span>:</text:p>
          <text:list>
            <text:list-item>
              <text:p text:style-name="P52"><text:soft-page-break/>Implement and manage patch management for third-party and internally developed software.</text:p>
            </text:list-item>
            <text:list-item>
              <text:p text:style-name="P52">Monitor and log updates to ensure compliance with patching timelines.</text:p>
            </text:list-item>
          </text:list>
        </text:list-item>
        <text:list-item>
          <text:p text:style-name="P52"><text:span text:style-name="Strong_20_Emphasis">Tools to Use</text:span>:</text:p>
          <text:list>
            <text:list-item>
              <text:p text:style-name="P52"><text:span text:style-name="Strong_20_Emphasis">Patch management software</text:span>.</text:p>
            </text:list-item>
            <text:list-item>
              <text:p text:style-name="P51"><text:span text:style-name="Strong_20_Emphasis">Logging and monitoring tools</text:span> for patch installations.</text:p>
            </text:list-item>
          </text:list>
        </text:list-item>
      </text:list>
      <text:p text:style-name="Horizontal_20_Line"/>
      <text:h text:style-name="Heading_20_3" text:outline-level="3"><text:span text:style-name="Strong_20_Emphasis">Sample Policy Documents</text:span></text:h>
      <text:h text:style-name="Heading_20_4" text:outline-level="4"><text:span text:style-name="Strong_20_Emphasis">1. Secure Development Policy</text:span></text:h>
      <text:list text:style-name="L12">
        <text:list-item>
          <text:p text:style-name="P54"><text:span text:style-name="Strong_20_Emphasis">Purpose</text:span>: Define secure development practices and ensure security is part of the SDLC.</text:p>
        </text:list-item>
        <text:list-item>
          <text:p text:style-name="P54"><text:span text:style-name="Strong_20_Emphasis">Key Elements</text:span>:</text:p>
          <text:list>
            <text:list-item>
              <text:p text:style-name="P54">Security in design, coding, and testing phases.</text:p>
            </text:list-item>
            <text:list-item>
              <text:p text:style-name="P54">Regular code reviews and developer training.</text:p>
            </text:list-item>
            <text:list-item>
              <text:p text:style-name="P53">Secure handling of development accounts and credentials.</text:p>
            </text:list-item>
          </text:list>
        </text:list-item>
      </text:list>
      <text:h text:style-name="Heading_20_4" text:outline-level="4"><text:span text:style-name="Strong_20_Emphasis">2. Vulnerability Management and Patch Installation Policy</text:span></text:h>
      <text:list text:style-name="L13">
        <text:list-item>
          <text:p text:style-name="P56"><text:span text:style-name="Strong_20_Emphasis">Purpose</text:span>: Outline the process for identifying, classifying, and addressing vulnerabilities through timely patch installation.</text:p>
        </text:list-item>
        <text:list-item>
          <text:p text:style-name="P56"><text:span text:style-name="Strong_20_Emphasis">Key Elements</text:span>:</text:p>
          <text:list>
            <text:list-item>
              <text:p text:style-name="P56">Vulnerability risk ranking and patch prioritization.</text:p>
            </text:list-item>
            <text:list-item>
              <text:p text:style-name="P56">Timelines for critical and non-critical patches.</text:p>
            </text:list-item>
            <text:list-item>
              <text:p text:style-name="P55">Regular monitoring for new vulnerabilities.</text:p>
            </text:list-item>
          </text:list>
        </text:list-item>
      </text:list>
      <text:p text:style-name="Horizontal_20_Line"/>
      <text:h text:style-name="Heading_20_3" text:outline-level="3">Conclusion and Best Practices for the Company</text:h>
      <text:list text:style-name="L14">
        <text:list-item>
          <text:p text:style-name="P58"><text:span text:style-name="Strong_20_Emphasis">Integrate Security into the SDLC</text:span>: Security should be considered at every stage of the SDLC, from design to deployment.</text:p>
        </text:list-item>
        <text:list-item>
          <text:p text:style-name="P58"><text:span text:style-name="Strong_20_Emphasis">Timely Patch Installation</text:span>: Ensure all critical patches are applied within <text:span text:style-name="Strong_20_Emphasis">30 days</text:span> to minimize risk exposure.</text:p>
        </text:list-item>
        <text:list-item>
          <text:p text:style-name="P58"><text:span text:style-name="Strong_20_Emphasis">Regular Developer Training</text:span>: Keep developers trained on common vulnerabilities and secure coding practices.</text:p>
        </text:list-item>
        <text:list-item>
          <text:p text:style-name="P57"><text:span text:style-name="Strong_20_Emphasis">Document and Enforce Policies</text:span>: Maintain and enforce security policies and procedures for all stages of development and vulnerability management.</text:p>
        </text:list-item>
      </text:list>
      <text:p text:style-name="Horizontal_20_Line"/>
      <text:p text:style-name="Text_20_body">These policies can help ensure the secure development of software and protect the company’s sensitive data, including cardholder information. If you need downloadable files, please let me know how you'd like me to proceed!</text:p>
      <text:p text:style-name="P29"><text:s/><text:span text:style-name="T1">***</text:span></text:p>
      <text:p text:style-name="P77">Here’s a tailored approach to <text:span text:style-name="Strong_20_Emphasis">PCI-DSS Requirement 6</text:span> for a development team working with <text:span text:style-name="Strong_20_Emphasis">Laravel API</text:span>. I’ll give examples and sample policies with specific tools and processes that would apply to this environment.</text:p>
      <text:p text:style-name="Horizontal_20_Line"/>
      <text:h text:style-name="Heading_20_3" text:outline-level="3"><text:soft-page-break/><text:span text:style-name="Strong_20_Emphasis">Security in Design, Coding, and Testing Phases (Laravel API)</text:span></text:h>
      <text:p text:style-name="Text_20_body">For a development team using <text:span text:style-name="Strong_20_Emphasis">Laravel API</text:span>, security must be integrated into each phase of the Software Development Life Cycle (SDLC), ensuring that sensitive information, like <text:span text:style-name="Strong_20_Emphasis">Cardholder Data (CHD)</text:span>, is protected throughout the process.</text:p>
      <text:p text:style-name="Horizontal_20_Line"/>
      <text:h text:style-name="Heading_20_3" text:outline-level="3"><text:span text:style-name="Strong_20_Emphasis">1. Security in the Design Phase</text:span></text:h>
      <text:p text:style-name="Text_20_body">In the design phase, it’s essential to incorporate secure architecture and ensure that the Laravel API aligns with security best practices from the start.</text:p>
      <text:h text:style-name="Heading_20_4" text:outline-level="4"><text:span text:style-name="Strong_20_Emphasis">Example</text:span>:</text:h>
      <text:list text:style-name="L15">
        <text:list-item>
          <text:p text:style-name="P60"><text:span text:style-name="Strong_20_Emphasis">Designing API Authentication</text:span>: Use <text:span text:style-name="Strong_20_Emphasis">OAuth 2.0</text:span> or <text:span text:style-name="Strong_20_Emphasis">JWT (JSON Web Tokens)</text:span> for secure API authentication. Plan to use <text:span text:style-name="Strong_20_Emphasis">Laravel Passport</text:span> or <text:span text:style-name="Strong_20_Emphasis">Laravel Sanctum</text:span> to manage tokens securely.</text:p>
        </text:list-item>
        <text:list-item>
          <text:p text:style-name="P59"><text:span text:style-name="Strong_20_Emphasis">Input Validation</text:span>: Plan for <text:span text:style-name="Strong_20_Emphasis">data sanitization and validation</text:span> in every API endpoint to prevent injection attacks, such as <text:span text:style-name="Strong_20_Emphasis">SQL injection</text:span> and <text:span text:style-name="Strong_20_Emphasis">cross-site scripting (XSS)</text:span>.</text:p>
        </text:list-item>
      </text:list>
      <text:p text:style-name="Text_20_body"><text:span text:style-name="Strong_20_Emphasis">Documentation</text:span>:</text:p>
      <text:list text:style-name="L16">
        <text:list-item>
          <text:p text:style-name="P62">Include API documentation for secure endpoints (using tools like <text:span text:style-name="Strong_20_Emphasis">Swagger</text:span>).</text:p>
        </text:list-item>
        <text:list-item>
          <text:p text:style-name="P61">Design security layers, such as encryption for stored data and HTTPS for all API communication.</text:p>
        </text:list-item>
      </text:list>
      <text:p text:style-name="Horizontal_20_Line"/>
      <text:h text:style-name="Heading_20_3" text:outline-level="3"><text:span text:style-name="Strong_20_Emphasis">2. Security in the Coding Phase</text:span></text:h>
      <text:p text:style-name="Text_20_body">During the coding phase, developers must follow secure coding practices and avoid common vulnerabilities, especially when handling CHD.</text:p>
      <text:h text:style-name="Heading_20_4" text:outline-level="4"><text:span text:style-name="Strong_20_Emphasis">Example</text:span>:</text:h>
      <text:list text:style-name="L17">
        <text:list-item>
          <text:p text:style-name="P64"><text:span text:style-name="Strong_20_Emphasis">Using Eloquent ORM</text:span>: Leverage Laravel's <text:span text:style-name="Strong_20_Emphasis">Eloquent ORM</text:span> to prevent SQL injection. Laravel automatically escapes parameters in SQL queries to reduce risk.</text:p>
        </text:list-item>
        <text:list-item>
          <text:p text:style-name="P64"><text:span text:style-name="Strong_20_Emphasis">Secure Input Handling</text:span>: Use Laravel’s <text:span text:style-name="Strong_20_Emphasis">Request validation</text:span> to sanitize and validate user inputs in all API requests.</text:p>
        </text:list-item>
        <text:list-item>
          <text:p text:style-name="P63"><text:span text:style-name="Strong_20_Emphasis">File Uploads</text:span>: Implement file validation in Laravel for any uploaded files to avoid arbitrary file uploads that could harm the system (e.g., malicious file uploads).</text:p>
        </text:list-item>
      </text:list>
      <text:h text:style-name="Heading_20_4" text:outline-level="4"><text:span text:style-name="Strong_20_Emphasis">Tools</text:span>:</text:h>
      <text:list text:style-name="L18">
        <text:list-item>
          <text:p text:style-name="P66"><text:span text:style-name="Strong_20_Emphasis">Static Code Analysis Tools</text:span> like <text:span text:style-name="Strong_20_Emphasis">SonarQube</text:span> or <text:span text:style-name="Strong_20_Emphasis">PHPStan</text:span> can be used to review Laravel code for potential vulnerabilities, such as unvalidated inputs or unsafe function usage.</text:p>
        </text:list-item>
        <text:list-item>
          <text:p text:style-name="P66"><text:span text:style-name="Strong_20_Emphasis">Laravel Security Packages</text:span>:</text:p>
          <text:list>
            <text:list-item>
              <text:p text:style-name="P66"><text:span text:style-name="Strong_20_Emphasis">Laravel Passport</text:span> or <text:span text:style-name="Strong_20_Emphasis">Laravel Sanctum</text:span>: Secure API authentication.</text:p>
            </text:list-item>
            <text:list-item>
              <text:p text:style-name="P65"><text:span text:style-name="Strong_20_Emphasis">Laravel’s built-in CSRF protection</text:span>: Ensure that cross-site request forgery is prevented in forms and state-changing API actions.</text:p>
            </text:list-item>
          </text:list>
        </text:list-item>
      </text:list>
      <text:p text:style-name="Horizontal_20_Line"/>
      <text:h text:style-name="Heading_20_3" text:outline-level="3"><text:soft-page-break/><text:span text:style-name="Strong_20_Emphasis">3. Security in the Testing Phase</text:span></text:h>
      <text:p text:style-name="Text_20_body">In the testing phase, developers need to perform both automated and manual security testing before deploying the Laravel API.</text:p>
      <text:h text:style-name="Heading_20_4" text:outline-level="4"><text:span text:style-name="Strong_20_Emphasis">Example</text:span>:</text:h>
      <text:list text:style-name="L19">
        <text:list-item>
          <text:p text:style-name="P68"><text:span text:style-name="Strong_20_Emphasis">Testing for SQL Injection</text:span>: Write unit tests to ensure that all user input is validated and sanitized before interacting with the database.</text:p>
        </text:list-item>
        <text:list-item>
          <text:p text:style-name="P68"><text:span text:style-name="Strong_20_Emphasis">Penetration Testing</text:span>: Perform penetration testing on your Laravel API endpoints, focusing on authentication and sensitive data (e.g., CHD).</text:p>
        </text:list-item>
        <text:list-item>
          <text:p text:style-name="P67"><text:span text:style-name="Strong_20_Emphasis">Automated Security Scans</text:span>: Run security tools like <text:span text:style-name="Strong_20_Emphasis">OWASP ZAP</text:span> or <text:span text:style-name="Strong_20_Emphasis">Burp Suite</text:span> against the API to detect vulnerabilities in authentication, session management, and input validation.</text:p>
        </text:list-item>
      </text:list>
      <text:h text:style-name="Heading_20_4" text:outline-level="4"><text:span text:style-name="Strong_20_Emphasis">Tools</text:span>:</text:h>
      <text:list text:style-name="L20">
        <text:list-item>
          <text:p text:style-name="P70"><text:span text:style-name="Strong_20_Emphasis">PHPUnit</text:span>: For writing tests to ensure that all API routes are secure and handle inputs correctly.</text:p>
        </text:list-item>
        <text:list-item>
          <text:p text:style-name="P70"><text:span text:style-name="Strong_20_Emphasis">Laravel Dusk</text:span>: Useful for testing browser-based applications and ensuring the front-end securely interacts with your API.</text:p>
        </text:list-item>
        <text:list-item>
          <text:p text:style-name="P69"><text:span text:style-name="Strong_20_Emphasis">OWASP ZAP</text:span>: Automated tool to scan for vulnerabilities in your API.</text:p>
        </text:list-item>
      </text:list>
      <text:p text:style-name="Horizontal_20_Line"/>
      <text:h text:style-name="Heading_20_3" text:outline-level="3"><text:span text:style-name="Strong_20_Emphasis">4. Example of Policies and Procedures</text:span></text:h>
      <text:h text:style-name="Heading_20_4" text:outline-level="4"><text:span text:style-name="Strong_20_Emphasis">A. Secure Development Policy (Laravel API)</text:span></text:h>
      <text:p text:style-name="Text_20_body"><text:span text:style-name="Strong_20_Emphasis">Purpose</text:span>:<text:line-break/>Define secure development practices for all stages of the SDLC, ensuring that the Laravel API follows PCI-DSS guidelines for secure data handling.</text:p>
      <text:p text:style-name="Text_20_body"><text:span text:style-name="Strong_20_Emphasis">Key Elements</text:span>:</text:p>
      <text:list text:style-name="L21">
        <text:list-item>
          <text:p text:style-name="P71"><text:span text:style-name="Strong_20_Emphasis">Security Requirements in Design</text:span>:</text:p>
          <text:list>
            <text:list-item>
              <text:p text:style-name="P72">Define secure authentication methods (e.g., <text:span text:style-name="Strong_20_Emphasis">OAuth 2.0</text:span> using Laravel Passport).</text:p>
            </text:list-item>
            <text:list-item>
              <text:p text:style-name="P72">Use HTTPS for all API endpoints, ensuring secure data transmission.</text:p>
            </text:list-item>
          </text:list>
        </text:list-item>
        <text:list-item>
          <text:p text:style-name="P71"><text:span text:style-name="Strong_20_Emphasis">Secure Coding Standards</text:span>:</text:p>
          <text:list>
            <text:list-item>
              <text:p text:style-name="P72">All inputs must be validated and sanitized using Laravel’s <text:span text:style-name="Strong_20_Emphasis">validation rules</text:span>.</text:p>
            </text:list-item>
            <text:list-item>
              <text:p text:style-name="P72">Implement role-based access control (RBAC) for API endpoints.</text:p>
            </text:list-item>
          </text:list>
        </text:list-item>
        <text:list-item>
          <text:p text:style-name="P71"><text:span text:style-name="Strong_20_Emphasis">Testing and Code Review</text:span>:</text:p>
          <text:list>
            <text:list-item>
              <text:p text:style-name="P72">Use <text:span text:style-name="Strong_20_Emphasis">PHPUnit</text:span> for security testing on all Laravel API routes.</text:p>
            </text:list-item>
            <text:list-item>
              <text:p text:style-name="P71">Ensure regular code reviews to detect potential vulnerabilities (e.g., SQL injection).</text:p>
            </text:list-item>
          </text:list>
        </text:list-item>
      </text:list>
      <text:p text:style-name="Horizontal_20_Line"/>
      <text:h text:style-name="Heading_20_4" text:outline-level="4"><text:span text:style-name="Strong_20_Emphasis">B. Vulnerability Management and Patch Installation Policy (Laravel API)</text:span></text:h>
      <text:p text:style-name="Text_20_body"><text:span text:style-name="Strong_20_Emphasis">Purpose</text:span>:<text:line-break/>Outline the process for identifying, classifying, and addressing vulnerabilities and patching Laravel-based applications.</text:p>
      <text:p text:style-name="Text_20_body"><text:soft-page-break/><text:span text:style-name="Strong_20_Emphasis">Key Elements</text:span>:</text:p>
      <text:list text:style-name="L22">
        <text:list-item>
          <text:p text:style-name="P73"><text:span text:style-name="Strong_20_Emphasis">Vulnerability Risk Ranking</text:span>:</text:p>
          <text:list>
            <text:list-item>
              <text:p text:style-name="P74">Use a risk ranking system (e.g., <text:span text:style-name="Strong_20_Emphasis">critical</text:span>, <text:span text:style-name="Strong_20_Emphasis">high</text:span>, <text:span text:style-name="Strong_20_Emphasis">medium</text:span>, <text:span text:style-name="Strong_20_Emphasis">low</text:span>) to prioritize patches. For example, a vulnerability in Laravel’s <text:span text:style-name="Strong_20_Emphasis">authentication system</text:span> is critical.</text:p>
            </text:list-item>
            <text:list-item>
              <text:p text:style-name="P74">Ensure that vulnerabilities like unprotected API routes are patched within 30 days of discovery.</text:p>
            </text:list-item>
          </text:list>
        </text:list-item>
        <text:list-item>
          <text:p text:style-name="P73"><text:span text:style-name="Strong_20_Emphasis">Patch Installation Timeline</text:span>:</text:p>
          <text:list>
            <text:list-item>
              <text:p text:style-name="P74">Use <text:span text:style-name="Strong_20_Emphasis">Composer</text:span> to manage and update Laravel packages.</text:p>
            </text:list-item>
            <text:list-item>
              <text:p text:style-name="P74">Apply patches for Laravel, PHP, and any third-party dependencies within the specified timeline (e.g., critical patches within 30 days).</text:p>
            </text:list-item>
          </text:list>
        </text:list-item>
        <text:list-item>
          <text:p text:style-name="P73"><text:span text:style-name="Strong_20_Emphasis">Logging and Monitoring</text:span>:</text:p>
          <text:list>
            <text:list-item>
              <text:p text:style-name="P74">Implement logging using <text:span text:style-name="Strong_20_Emphasis">Laravel’s Monolog</text:span> to track patch updates and application errors.</text:p>
            </text:list-item>
            <text:list-item>
              <text:p text:style-name="P73">Ensure that all patch-related activities are logged and stored for at least 90 days for auditing.</text:p>
            </text:list-item>
          </text:list>
        </text:list-item>
      </text:list>
      <text:p text:style-name="Horizontal_20_Line"/>
      <text:h text:style-name="Heading_20_3" text:outline-level="3"><text:span text:style-name="Strong_20_Emphasis">Real-World Example of Laravel API Implementation</text:span></text:h>
      <text:h text:style-name="Heading_20_4" text:outline-level="4"><text:span text:style-name="Strong_20_Emphasis">Scenario</text:span>:</text:h>
      <text:p text:style-name="Text_20_body">An e-commerce platform built on Laravel uses a custom API to process customer payments. The development team is responsible for ensuring the API is secure and compliant with PCI-DSS.</text:p>
      <text:list text:style-name="L23">
        <text:list-item>
          <text:p text:style-name="P75"><text:span text:style-name="Strong_20_Emphasis">Design Phase</text:span>:</text:p>
          <text:list>
            <text:list-item>
              <text:p text:style-name="P76">The team designs the API with <text:span text:style-name="Strong_20_Emphasis">JWT authentication</text:span> using <text:span text:style-name="Strong_20_Emphasis">Laravel Sanctum</text:span>, ensuring that all sensitive API routes are protected.</text:p>
            </text:list-item>
            <text:list-item>
              <text:p text:style-name="P76">HTTPS is enforced on all routes to protect CHD during transmission.</text:p>
            </text:list-item>
          </text:list>
        </text:list-item>
        <text:list-item>
          <text:p text:style-name="P75"><text:span text:style-name="Strong_20_Emphasis">Coding Phase</text:span>:</text:p>
          <text:list>
            <text:list-item>
              <text:p text:style-name="P76">Developers use <text:span text:style-name="Strong_20_Emphasis">Laravel validation</text:span> to ensure all input fields are sanitized.</text:p>
            </text:list-item>
            <text:list-item>
              <text:p text:style-name="P76"><text:span text:style-name="Strong_20_Emphasis">CSRF protection</text:span> is enabled for all state-changing requests to protect against CSRF attacks.</text:p>
            </text:list-item>
          </text:list>
        </text:list-item>
        <text:list-item>
          <text:p text:style-name="P75"><text:span text:style-name="Strong_20_Emphasis">Testing Phase</text:span>:</text:p>
          <text:list>
            <text:list-item>
              <text:p text:style-name="P76">The team writes unit tests using <text:span text:style-name="Strong_20_Emphasis">PHPUnit</text:span> to validate all input fields and ensure that no SQL injection vulnerabilities exist.</text:p>
            </text:list-item>
            <text:list-item>
              <text:p text:style-name="P76">The API undergoes regular scans using <text:span text:style-name="Strong_20_Emphasis">OWASP ZAP</text:span> to detect potential vulnerabilities.</text:p>
            </text:list-item>
          </text:list>
        </text:list-item>
        <text:list-item>
          <text:p text:style-name="P75"><text:span text:style-name="Strong_20_Emphasis">Patch Management</text:span>:</text:p>
          <text:list>
            <text:list-item>
              <text:p text:style-name="P75">When Laravel releases a critical security patch, the team uses <text:span text:style-name="Strong_20_Emphasis">Composer</text:span> to update the API and apply the patch within <text:span text:style-name="Strong_20_Emphasis">48 hours</text:span>.</text:p>
            </text:list-item>
          </text:list>
        </text:list-item>
      </text:list>
      <text:p text:style-name="Horizontal_20_Line"/>
      <text:h text:style-name="Heading_20_3" text:outline-level="3"><text:soft-page-break/>Conclusion</text:h>
      <text:p text:style-name="Text_20_body">To ensure the security of a <text:span text:style-name="Strong_20_Emphasis">Laravel API</text:span>, developers need to integrate security best practices at every stage, from design to deployment. Using Laravel’s built-in security features, such as <text:span text:style-name="Strong_20_Emphasis">Eloquent ORM</text:span>, <text:span text:style-name="Strong_20_Emphasis">Sanctum</text:span>, and <text:span text:style-name="Strong_20_Emphasis">CSRF protection</text:span>, can significantly reduce the risk of vulnerabilities. Additionally, regular training, patching, and testing are essential to maintaining a secure environment for CHD.</text:p>
      <text:p text:style-name="Text_20_body"/>
      <text:p text:style-name="P78">***</text:p>
      <text:h text:style-name="P1" text:outline-level="3">Comprehensive Security Overview for Laravel API Development Team</text:h>
      <text:p text:style-name="Text_20_body">Incorporating security in a Laravel API is essential to protecting sensitive information, including <text:span text:style-name="Strong_20_Emphasis">Cardholder Data (CHD)</text:span>, and ensuring compliance with industry standards like <text:span text:style-name="Strong_20_Emphasis">PCI-DSS</text:span>. Here’s a detailed guide based on the <text:span text:style-name="Strong_20_Emphasis">Laravel Enlightn Security documentation</text:span> and best practices to ensure that nothing related to security is overlooked.</text:p>
      <text:p text:style-name="Horizontal_20_Line"/>
      <text:h text:style-name="Heading_20_3" text:outline-level="3"><text:span text:style-name="Strong_20_Emphasis">1. Authentication and Authorization</text:span></text:h>
      <text:p text:style-name="Text_20_body">Laravel offers built-in tools to implement robust authentication and authorization, making it easier to secure API endpoints.</text:p>
      <text:h text:style-name="Heading_20_4" text:outline-level="4"><text:span text:style-name="Strong_20_Emphasis">Authentication</text:span></text:h>
      <text:list text:style-name="L24">
        <text:list-item>
          <text:p text:style-name="P80"><text:span text:style-name="Strong_20_Emphasis">OAuth 2.0</text:span> and <text:span text:style-name="Strong_20_Emphasis">JWT (JSON Web Tokens)</text:span> can be implemented using <text:span text:style-name="Strong_20_Emphasis">Laravel Passport</text:span> or <text:span text:style-name="Strong_20_Emphasis">Laravel Sanctum</text:span>. These solutions ensure that tokens securely identify and authorize users.</text:p>
          <text:p text:style-name="P80"><text:span text:style-name="Strong_20_Emphasis">Example</text:span>: Use Laravel <text:span text:style-name="Strong_20_Emphasis">Sanctum</text:span> to issue API tokens to users and limit them to specific scopes (e.g., read-only access to certain data).</text:p>
        </text:list-item>
      </text:list>
      <text:h text:style-name="Heading_20_4" text:outline-level="4"><text:span text:style-name="Strong_20_Emphasis">Authorization</text:span></text:h>
      <text:list text:style-name="L25">
        <text:list-item>
          <text:p text:style-name="P81">Implement <text:span text:style-name="Strong_20_Emphasis">role-based access control (RBAC)</text:span> using <text:span text:style-name="Strong_20_Emphasis">Laravel Gates</text:span> and <text:span text:style-name="Strong_20_Emphasis">Policies</text:span>. This allows fine-grained control over user actions based on roles and permissions.</text:p>
          <text:p text:style-name="P81"><text:span text:style-name="Strong_20_Emphasis">Example</text:span>: Define policies that restrict access to payment processing endpoints to users with specific roles (e.g., admin).</text:p>
        </text:list-item>
      </text:list>
      <text:p text:style-name="Horizontal_20_Line"/>
      <text:h text:style-name="Heading_20_3" text:outline-level="3"><text:span text:style-name="Strong_20_Emphasis">2. Input Validation and Data Sanitization</text:span></text:h>
      <text:p text:style-name="Text_20_body">Proper validation and sanitization of inputs are critical to avoid security vulnerabilities like <text:span text:style-name="Strong_20_Emphasis">SQL injection</text:span> and <text:span text:style-name="Strong_20_Emphasis">XSS (Cross-site scripting)</text:span>.</text:p>
      <text:h text:style-name="Heading_20_4" text:outline-level="4"><text:span text:style-name="Strong_20_Emphasis">Input Validation</text:span></text:h>
      <text:list text:style-name="L26">
        <text:list-item>
          <text:p text:style-name="P82">Use <text:span text:style-name="Strong_20_Emphasis">Laravel’s Request Validation</text:span> feature to ensure that all incoming data is properly validated before interacting with the database.</text:p>
          <text:p text:style-name="P82"><text:soft-page-break/><text:span text:style-name="Strong_20_Emphasis">Example</text:span>: Validate the format of customer names, emails, and card information in API requests using Laravel’s built-in validation rules.</text:p>
        </text:list-item>
      </text:list>
      <text:h text:style-name="Heading_20_4" text:outline-level="4"><text:span text:style-name="Strong_20_Emphasis">Data Sanitization</text:span></text:h>
      <text:list text:style-name="L27">
        <text:list-item>
          <text:p text:style-name="P83">Use <text:span text:style-name="Strong_20_Emphasis">Laravel's filtering</text:span> to remove unwanted characters from inputs, ensuring that all data passed to the database is clean and secure.</text:p>
          <text:p text:style-name="P83"><text:span text:style-name="Strong_20_Emphasis">Example</text:span>: Strip out harmful scripts from input fields to prevent XSS attacks.</text:p>
        </text:list-item>
      </text:list>
      <text:p text:style-name="Horizontal_20_Line"/>
      <text:h text:style-name="Heading_20_3" text:outline-level="3"><text:span text:style-name="Strong_20_Emphasis">3. Secure Password Storage</text:span></text:h>
      <text:p text:style-name="Text_20_body">Laravel uses <text:span text:style-name="Strong_20_Emphasis">bcrypt</text:span> for password hashing, but it also supports more advanced algorithms like <text:span text:style-name="Strong_20_Emphasis">Argon2</text:span>.</text:p>
      <text:list text:style-name="L28">
        <text:list-item>
          <text:p text:style-name="P84">Use <text:span text:style-name="Strong_20_Emphasis">bcrypt</text:span> or <text:span text:style-name="Strong_20_Emphasis">Argon2</text:span> for hashing passwords and never store passwords in plain text.</text:p>
          <text:p text:style-name="P84"><text:span text:style-name="Strong_20_Emphasis">Example</text:span>: When a user creates or updates their account, hash their password using <text:span text:style-name="Source_20_Text">Hash::make($password)</text:span> to ensure secure storage.</text:p>
        </text:list-item>
      </text:list>
      <text:p text:style-name="Horizontal_20_Line"/>
      <text:h text:style-name="Heading_20_3" text:outline-level="3"><text:span text:style-name="Strong_20_Emphasis">4. Protecting Against SQL Injection</text:span></text:h>
      <text:p text:style-name="Text_20_body">Laravel’s <text:span text:style-name="Strong_20_Emphasis">Eloquent ORM</text:span> and <text:span text:style-name="Strong_20_Emphasis">Query Builder</text:span> automatically protect against SQL injection by binding query parameters.</text:p>
      <text:list text:style-name="L29">
        <text:list-item>
          <text:p text:style-name="P85">Always use Eloquent or Query Builder for database interactions to prevent manually constructing SQL queries with unsanitized inputs.</text:p>
          <text:p text:style-name="P85"><text:span text:style-name="Strong_20_Emphasis">Example</text:span>: When querying user data, always use the ORM: <text:span text:style-name="Source_20_Text">User::where('email', $email)-&gt;first();</text:span>, which ensures the input is properly escaped.</text:p>
        </text:list-item>
      </text:list>
      <text:p text:style-name="Horizontal_20_Line"/>
      <text:h text:style-name="Heading_20_3" text:outline-level="3"><text:span text:style-name="Strong_20_Emphasis">5. Cross-Site Request Forgery (CSRF) Protection</text:span></text:h>
      <text:p text:style-name="Text_20_body">CSRF attacks occur when malicious websites trick users into submitting requests to your Laravel application. Laravel provides built-in <text:span text:style-name="Strong_20_Emphasis">CSRF protection</text:span> for all forms and state-changing requests.</text:p>
      <text:list text:style-name="L30">
        <text:list-item>
          <text:p text:style-name="P86">Enable <text:span text:style-name="Strong_20_Emphasis">CSRF protection</text:span> for all forms and ensure API routes handling state changes are protected.</text:p>
          <text:p text:style-name="P86"><text:span text:style-name="Strong_20_Emphasis">Example</text:span>: Use the <text:span text:style-name="Source_20_Text">csrf_token()</text:span> in forms or API routes where user state is altered (e.g., updating profile data).</text:p>
        </text:list-item>
      </text:list>
      <text:p text:style-name="Horizontal_20_Line"/>
      <text:h text:style-name="Heading_20_3" text:outline-level="3"><text:span text:style-name="Strong_20_Emphasis">6. HTTPS (SSL/TLS) Encryption</text:span></text:h>
      <text:p text:style-name="Text_20_body">Ensure that all communications between the client and the Laravel API are encrypted by forcing <text:span text:style-name="Strong_20_Emphasis">HTTPS</text:span> on all routes.</text:p>
      <text:list text:style-name="L31">
        <text:list-item>
          <text:p text:style-name="P87"><text:soft-page-break/>Enforce <text:span text:style-name="Strong_20_Emphasis">HTTPS</text:span> using the <text:span text:style-name="Source_20_Text">AppServiceProvider</text:span> by setting <text:span text:style-name="Source_20_Text">URL::forceScheme('https');</text:span> in production environments.</text:p>
          <text:p text:style-name="P87"><text:span text:style-name="Strong_20_Emphasis">Example</text:span>: Ensure that sensitive routes such as login, registration, and payment processing are only accessible over HTTPS.</text:p>
        </text:list-item>
      </text:list>
      <text:p text:style-name="Horizontal_20_Line"/>
      <text:h text:style-name="Heading_20_3" text:outline-level="3"><text:span text:style-name="Strong_20_Emphasis">7. Preventing Cross-Site Scripting (XSS)</text:span></text:h>
      <text:p text:style-name="Text_20_body">XSS attacks occur when malicious scripts are injected into web pages viewed by other users. Laravel automatically escapes output to prevent XSS.</text:p>
      <text:list text:style-name="L32">
        <text:list-item>
          <text:p text:style-name="P88">Ensure that all dynamic content is properly escaped using Laravel’s built-in <text:span text:style-name="Source_20_Text">{{ }}</text:span> syntax for output.</text:p>
          <text:p text:style-name="P88"><text:span text:style-name="Strong_20_Emphasis">Example</text:span>: When displaying user-generated content, such as comments or messages, use <text:span text:style-name="Source_20_Text">{{ $comment-&gt;body }}</text:span> to ensure it is properly escaped.</text:p>
        </text:list-item>
      </text:list>
      <text:p text:style-name="Horizontal_20_Line"/>
      <text:h text:style-name="Heading_20_3" text:outline-level="3"><text:span text:style-name="Strong_20_Emphasis">8. Secure API Rate Limiting</text:span></text:h>
      <text:p text:style-name="Text_20_body">To protect against brute-force attacks, Laravel provides <text:span text:style-name="Strong_20_Emphasis">API rate limiting</text:span> out of the box.</text:p>
      <text:list text:style-name="L33">
        <text:list-item>
          <text:p text:style-name="P89">Use <text:span text:style-name="Strong_20_Emphasis">Laravel’s built-in rate limiting</text:span> to restrict the number of requests users can make to sensitive routes (e.g., login, password reset).</text:p>
          <text:p text:style-name="P89"><text:span text:style-name="Strong_20_Emphasis">Example</text:span>: Implement rate limiting in your API routes:</text:p>
          <text:p text:style-name="P5">php</text:p>
          <text:p text:style-name="P5">Copy code</text:p>
          <text:p text:style-name="P8"><text:span text:style-name="Source_20_Text">Route::middleware('throttle:60,1')-&gt;group(function () {</text:span></text:p>
          <text:p text:style-name="P6"><text:span text:style-name="Source_20_Text"><text:s text:c="4"/>// API routes</text:span></text:p>
          <text:p text:style-name="P7"><text:span text:style-name="Source_20_Text">});</text:span></text:p>
        </text:list-item>
      </text:list>
      <text:p text:style-name="Horizontal_20_Line"/>
      <text:h text:style-name="Heading_20_3" text:outline-level="3"><text:span text:style-name="Strong_20_Emphasis">9. Logging and Monitoring</text:span></text:h>
      <text:p text:style-name="Text_20_body">To detect security incidents, logging and monitoring API activity is crucial. Laravel provides extensive logging support.</text:p>
      <text:list text:style-name="L34">
        <text:list-item>
          <text:p text:style-name="P90">Log all authentication attempts, failed requests, and unusual activity using <text:span text:style-name="Strong_20_Emphasis">Laravel’s Log facade</text:span> and ensure logs are rotated and stored securely.</text:p>
          <text:p text:style-name="P90"><text:span text:style-name="Strong_20_Emphasis">Example</text:span>: Use <text:span text:style-name="Source_20_Text">Log::info('User login attempt', ['user' =&gt; $user-&gt;id]);</text:span> to log authentication attempts and monitor for potential attacks.</text:p>
        </text:list-item>
      </text:list>
      <text:p text:style-name="Horizontal_20_Line"/>
      <text:h text:style-name="Heading_20_3" text:outline-level="3"><text:span text:style-name="Strong_20_Emphasis">10. Secure Headers (CORS)</text:span></text:h>
      <text:p text:style-name="Text_20_body">Control which domains are allowed to interact with your API by configuring <text:span text:style-name="Strong_20_Emphasis">CORS (Cross-Origin Resource Sharing)</text:span> headers.</text:p>
      <text:list text:style-name="L35">
        <text:list-item>
          <text:p text:style-name="P91"><text:soft-page-break/>Set up <text:span text:style-name="Strong_20_Emphasis">Laravel CORS configuration</text:span> to restrict access to the API from only trusted domains.</text:p>
          <text:p text:style-name="P91"><text:span text:style-name="Strong_20_Emphasis">Example</text:span>: Configure the CORS settings in <text:span text:style-name="Source_20_Text">config/cors.php</text:span> to limit the allowed domains and headers for API interactions.</text:p>
          <text:p text:style-name="P91"><text:span text:style-name="T2">Set strict CORS policies in </text:span><text:span text:style-name="Source_20_Text"><text:span text:style-name="T2">config/cors.php</text:span></text:span><text:span text:style-name="T2"> to allow only trusted origins and restrict headers, methods, and credentials to what’s necessary.</text:span></text:p>
        </text:list-item>
      </text:list>
      <text:p text:style-name="P20"/>
      <text:p text:style-name="P16"><text:span text:style-name="Source_20_Text"><text:span text:style-name="T2"><text:tab/>'paths' =&gt; ['api/*'],</text:span></text:span></text:p>
      <text:p text:style-name="P18"><text:span text:style-name="Source_20_Text"><text:span text:style-name="T2"><text:tab/>'allowed_methods' =&gt; ['GET', 'POST', 'PUT'],</text:span></text:span></text:p>
      <text:p text:style-name="P18"><text:span text:style-name="Source_20_Text"><text:span text:style-name="T2"><text:tab/>'allowed_origins' =&gt; ['https://your-frontend.com'],</text:span></text:span></text:p>
      <text:p text:style-name="P19"><text:span text:style-name="Source_20_Text"><text:span text:style-name="T2"><text:tab/>'allowed_headers' =&gt; ['Content-Type', 'Authorization'],</text:span></text:span></text:p>
      <text:p text:style-name="P3"/>
      <text:h text:style-name="Heading_20_3" text:outline-level="3"><text:span text:style-name="Strong_20_Emphasis">11. Secure Session Handling</text:span></text:h>
      <text:p text:style-name="Text_20_body">Laravel automatically secures session data, but additional measures can be taken, such as using <text:span text:style-name="Strong_20_Emphasis">secure cookies</text:span> and limiting session time.</text:p>
      <text:list text:style-name="L36">
        <text:list-item>
          <text:p text:style-name="P92">Use <text:span text:style-name="Strong_20_Emphasis">Laravel’s secure session cookies</text:span> to ensure session data is encrypted in transit.</text:p>
          <text:p text:style-name="P92"><text:span text:style-name="Strong_20_Emphasis">Example</text:span>: Set the <text:span text:style-name="Source_20_Text">SESSION_SECURE_COOKIE=true</text:span> in the <text:span text:style-name="Source_20_Text">.env</text:span> file to ensure session cookies are only transmitted over HTTPS.</text:p>
        </text:list-item>
      </text:list>
      <text:p text:style-name="Horizontal_20_Line"/>
      <text:h text:style-name="Heading_20_3" text:outline-level="3"><text:span text:style-name="Strong_20_Emphasis">12. Prevent Directory Traversal Attacks</text:span></text:h>
      <text:p text:style-name="Text_20_body">Limit file upload vulnerabilities and prevent directory traversal attacks by validating file paths and ensuring they remain within the correct directory.</text:p>
      <text:list text:style-name="L37">
        <text:list-item>
          <text:p text:style-name="P93">Ensure uploaded files are stored securely and validated using <text:span text:style-name="Strong_20_Emphasis">Laravel’s file validation</text:span>.</text:p>
          <text:p text:style-name="P93"><text:span text:style-name="Strong_20_Emphasis">Example</text:span>:</text:p>
          <text:p text:style-name="P9">php</text:p>
          <text:p text:style-name="P9">Copy code</text:p>
          <text:p text:style-name="P12"><text:span text:style-name="Source_20_Text">$request-&gt;validate([</text:span></text:p>
          <text:p text:style-name="P10"><text:span text:style-name="Source_20_Text"><text:s text:c="4"/>'file' =&gt; 'required|mimes:jpeg,png,pdf|max:1024',</text:span></text:p>
          <text:p text:style-name="P11"><text:span text:style-name="Source_20_Text">]);</text:span></text:p>
        </text:list-item>
      </text:list>
      <text:p text:style-name="Horizontal_20_Line"/>
      <text:h text:style-name="Heading_20_3" text:outline-level="3"><text:span text:style-name="Strong_20_Emphasis">13. Security Alerts and Patching</text:span></text:h>
      <text:p text:style-name="Text_20_body">Stay updated on security patches and Laravel’s security advisories. Ensure <text:span text:style-name="Strong_20_Emphasis">Composer</text:span> dependencies are regularly updated and patched.</text:p>
      <text:list text:style-name="L38">
        <text:list-item>
          <text:p text:style-name="P94">Use the <text:span text:style-name="Source_20_Text">composer audit</text:span> command to check for known vulnerabilities in third-party packages.</text:p>
        </text:list-item>
      </text:list>
      <text:p text:style-name="Text_20_body"><text:span text:style-name="Strong_20_Emphasis">Example</text:span>:</text:p>
      <text:list text:style-name="L39">
        <text:list-item>
          <text:p text:style-name="P95">Run <text:span text:style-name="Source_20_Text">composer audit</text:span> regularly to ensure that dependencies, including <text:span text:style-name="Strong_20_Emphasis">Laravel packages</text:span>, are free from vulnerabilities.</text:p>
          <text:p text:style-name="P95"><text:soft-page-break/><text:span text:style-name="Strong_20_Emphasis">Documentation</text:span>: Monitor Laravel's <text:a xlink:type="simple" xlink:href="https://www.laravel.com/security" office:target-frame-name="_new" xlink:show="replace" text:style-name="Internet_20_link" text:visited-style-name="Visited_20_Internet_20_Link">security advisories</text:a>.</text:p>
        </text:list-item>
      </text:list>
      <text:p text:style-name="Horizontal_20_Line"/>
      <text:h text:style-name="Heading_20_3" text:outline-level="3"><text:span text:style-name="Strong_20_Emphasis">14. Laravel Encryption</text:span></text:h>
      <text:p text:style-name="Text_20_body">Laravel offers easy-to-use encryption services for securing sensitive data in your application.</text:p>
      <text:list text:style-name="L40">
        <text:list-item>
          <text:p text:style-name="P96">Use Laravel’s <text:span text:style-name="Source_20_Text">Crypt</text:span> facade to encrypt and decrypt sensitive data, such as <text:span text:style-name="Strong_20_Emphasis">payment tokens</text:span> or <text:span text:style-name="Strong_20_Emphasis">CHD</text:span>.</text:p>
          <text:p text:style-name="P96"><text:span text:style-name="Strong_20_Emphasis">Example</text:span>:</text:p>
          <text:p text:style-name="P13">php</text:p>
          <text:p text:style-name="P13">Copy code</text:p>
          <text:p text:style-name="P15"><text:span text:style-name="Source_20_Text">$encrypted = Crypt::encryptString('sensitive_data');</text:span></text:p>
          <text:p text:style-name="P14"><text:span text:style-name="Source_20_Text">$decrypted = Crypt::decryptString($encrypted);</text:span></text:p>
        </text:list-item>
      </text:list>
      <text:p text:style-name="Horizontal_20_Line"/>
      <text:h text:style-name="Heading_20_3" text:outline-level="3"><text:span text:style-name="Strong_20_Emphasis">15. Security-Related Laravel Packages</text:span></text:h>
      <text:p text:style-name="Text_20_body">Use the <text:span text:style-name="Strong_20_Emphasis">Enlightn</text:span> package for Laravel, which automatically scans your application for security vulnerabilities and best practice violations.</text:p>
      <text:list text:style-name="L41">
        <text:list-item>
          <text:p text:style-name="P97">Install <text:span text:style-name="Strong_20_Emphasis">Enlightn</text:span> and run regular security checks to maintain compliance with Laravel’s best security practices.</text:p>
        </text:list-item>
      </text:list>
      <text:p text:style-name="Text_20_body"><text:span text:style-name="Strong_20_Emphasis">Example</text:span>:<text:line-break/>Run Enlightn security checks in production:</text:p>
      <text:p text:style-name="Preformatted_20_Text">bash</text:p>
      <text:p text:style-name="Preformatted_20_Text">Copy code</text:p>
      <text:p text:style-name="P17"><text:span text:style-name="Source_20_Text">php artisan enlightn</text:span></text:p>
      <text:p text:style-name="Horizontal_20_Line"/>
      <text:h text:style-name="Heading_20_3" text:outline-level="3"><text:span text:style-name="Strong_20_Emphasis">16. Preventing File Tampering</text:span></text:h>
      <text:p text:style-name="Text_20_body">Laravel provides <text:span text:style-name="Strong_20_Emphasis">file integrity checks</text:span> to detect tampering. Implement regular hash checks on files that are critical to the system's security.</text:p>
      <text:list text:style-name="L42">
        <text:list-item>
          <text:p text:style-name="P98">Ensure that system-critical files (such as <text:span text:style-name="Source_20_Text">.env</text:span> and configuration files) are monitored for unauthorized changes.</text:p>
        </text:list-item>
      </text:list>
      <text:p text:style-name="Text_20_body"><text:span text:style-name="Strong_20_Emphasis">Example</text:span>: Use a monitoring tool to track changes in key files and send alerts if they are modified unexpectedly.</text:p>
      <text:p text:style-name="Horizontal_20_Line"/>
      <text:h text:style-name="Heading_20_3" text:outline-level="3"><text:span text:style-name="Strong_20_Emphasis">1</text:span><text:span text:style-name="Strong_20_Emphasis"><text:span text:style-name="T3">7</text:span></text:span><text:span text:style-name="Strong_20_Emphasis">. Prevent Insecure Redirects</text:span></text:h>
      <text:p text:style-name="Text_20_body">When handling redirects in your Laravel API, avoid <text:span text:style-name="Strong_20_Emphasis">open redirects</text:span>, which could be exploited to redirect users to malicious websites.</text:p>
      <text:list text:style-name="L44">
        <text:list-item>
          <text:p text:style-name="P101"><text:span text:style-name="Strong_20_Emphasis">Example</text:span>: Validate redirect URLs before issuing them to prevent attackers from injecting malicious URLs.</text:p>
          <text:p text:style-name="P24"><text:soft-page-break/><text:span text:style-name="Source_20_Text">// Validate the redirect URL</text:span></text:p>
          <text:p text:style-name="P22"><text:span text:style-name="Source_20_Text">$url = $request-&gt;input('redirect_url');</text:span></text:p>
          <text:p text:style-name="P22"><text:span text:style-name="Source_20_Text">if (!filter_var($url, FILTER_VALIDATE_URL)) {</text:span></text:p>
          <text:p text:style-name="P22"><text:span text:style-name="Source_20_Text"><text:s text:c="4"/>abort(400, 'Invalid URL');</text:span></text:p>
          <text:p text:style-name="P23"><text:span text:style-name="Source_20_Text">}</text:span></text:p>
        </text:list-item>
      </text:list>
      <text:p text:style-name="P4"/>
      <text:h text:style-name="P2" text:outline-level="3"><text:span text:style-name="Strong_20_Emphasis">1</text:span><text:span text:style-name="Strong_20_Emphasis"><text:span text:style-name="T3">8</text:span></text:span><text:span text:style-name="Strong_20_Emphasis">. Preventing Timing Attacks</text:span></text:h>
      <text:p text:style-name="Text_20_body">Laravel uses constant-time algorithms for comparing sensitive values, such as <text:span text:style-name="Strong_20_Emphasis">passwords</text:span> and <text:span text:style-name="Strong_20_Emphasis">tokens</text:span>, to prevent <text:span text:style-name="Strong_20_Emphasis">timing attacks</text:span>.</text:p>
      <text:list text:style-name="L45">
        <text:list-item>
          <text:p text:style-name="P103"><text:span text:style-name="Strong_20_Emphasis">Example</text:span>: Use <text:span text:style-name="Strong_20_Emphasis">hash_equals()</text:span> when comparing sensitive values (e.g., API tokens or session tokens) to avoid revealing information about the length of these values via timing differences.</text:p>
        </text:list-item>
      </text:list>
      <text:p text:style-name="P4"/>
      <text:h text:style-name="P2" text:outline-level="3"><text:span text:style-name="Strong_20_Emphasis"><text:span text:style-name="T3">19</text:span></text:span><text:span text:style-name="Strong_20_Emphasis">. Prevent Mass Assignment Vulnerabilities</text:span></text:h>
      <text:p text:style-name="Text_20_body">Mass assignment vulnerabilities occur when malicious users submit unexpected fields in forms to update data they should not be able to change.</text:p>
      <text:list text:style-name="L46">
        <text:list-item>
          <text:p text:style-name="P104"><text:span text:style-name="Strong_20_Emphasis">Example</text:span>: Use <text:span text:style-name="Strong_20_Emphasis">Laravel's guarded or fillable</text:span> properties to define which fields can be mass-assigned.</text:p>
          <text:p text:style-name="P25">php</text:p>
          <text:p text:style-name="P25">Copy code</text:p>
          <text:p text:style-name="P26"><text:span text:style-name="Source_20_Text">protected $fillable = ['name', 'email'];</text:span></text:p>
        </text:list-item>
      </text:list>
      <text:p text:style-name="P4"/>
      <text:h text:style-name="P2" text:outline-level="3"><text:span text:style-name="Strong_20_Emphasis">2</text:span><text:span text:style-name="Strong_20_Emphasis"><text:span text:style-name="T3">0</text:span></text:span><text:span text:style-name="Strong_20_Emphasis">. Secure Deserialization</text:span></text:h>
      <text:p text:style-name="Text_20_body">Improper handling of serialized data can lead to remote code execution attacks. Laravel provides <text:span text:style-name="Strong_20_Emphasis">secure serialization mechanisms</text:span> that avoid this.</text:p>
      <text:list text:style-name="L47">
        <text:list-item>
          <text:p text:style-name="P105"><text:span text:style-name="Strong_20_Emphasis">Example</text:span>: When using Laravel's serialization tools (e.g., Eloquent models), make sure only trusted sources can interact with serialized data.</text:p>
        </text:list-item>
      </text:list>
      <text:p text:style-name="Horizontal_20_Line"/>
      <text:h text:style-name="Heading_20_3" text:outline-level="3"><text:span text:style-name="Strong_20_Emphasis">2</text:span><text:span text:style-name="Strong_20_Emphasis"><text:span text:style-name="T3">1</text:span></text:span><text:span text:style-name="Strong_20_Emphasis">. Database Encryption</text:span></text:h>
      <text:p text:style-name="Text_20_body">Laravel provides built-in <text:span text:style-name="Strong_20_Emphasis">encryption utilities</text:span> that allow you to encrypt sensitive data in the database. It's useful for ensuring that data such as CHD remains protected.</text:p>
      <text:list text:style-name="L48">
        <text:list-item>
          <text:p text:style-name="P106"><text:span text:style-name="Strong_20_Emphasis">Example</text:span>: Use Laravel's <text:span text:style-name="Source_20_Text">Crypt</text:span> class to encrypt sensitive data before storing it in the database.</text:p>
          <text:p text:style-name="P27">php</text:p>
          <text:p text:style-name="P27">Copy code</text:p>
          <text:p text:style-name="P28"><text:span text:style-name="Source_20_Text">$encrypted = Crypt::encryptString($value);</text:span></text:p>
        </text:list-item>
      </text:list>
      <text:p text:style-name="Horizontal_20_Line"/>
      <text:h text:style-name="Heading_20_3" text:outline-level="3"><text:soft-page-break/><text:span text:style-name="Strong_20_Emphasis">2</text:span><text:span text:style-name="Strong_20_Emphasis"><text:span text:style-name="T3">2</text:span></text:span><text:span text:style-name="Strong_20_Emphasis">. Protecting Against Session Fixation</text:span></text:h>
      <text:p text:style-name="Text_20_body">Laravel handles session fixation by regenerating session IDs after authentication. Make sure to call <text:span text:style-name="Source_20_Text">session()-&gt;regenerate()</text:span> after a user logs in to prevent session fixation attacks.</text:p>
      <text:p text:style-name="Horizontal_20_Line"/>
      <text:h text:style-name="Heading_20_3" text:outline-level="3"><text:span text:style-name="Strong_20_Emphasis">2</text:span><text:span text:style-name="Strong_20_Emphasis"><text:span text:style-name="T3">3</text:span></text:span><text:span text:style-name="Strong_20_Emphasis">. Limiting Resource Access</text:span></text:h>
      <text:p text:style-name="Text_20_body">Use <text:span text:style-name="Strong_20_Emphasis">Laravel Policies</text:span> or <text:span text:style-name="Strong_20_Emphasis">Gates</text:span> to ensure fine-grained access control on resources based on user roles or specific conditions.</text:p>
      <text:list text:style-name="L49">
        <text:list-item>
          <text:p text:style-name="P107"><text:span text:style-name="Strong_20_Emphasis">Example</text:span>: Define policies to restrict access to sensitive API actions like payment processing or administrative tasks.</text:p>
        </text:list-item>
      </text:list>
      <text:p text:style-name="Horizontal_20_Line"/>
      <text:h text:style-name="Heading_20_3" text:outline-level="3"><text:span text:style-name="Strong_20_Emphasis">2</text:span><text:span text:style-name="Strong_20_Emphasis"><text:span text:style-name="T3">4</text:span></text:span><text:span text:style-name="Strong_20_Emphasis">. Security Headers Configuration</text:span></text:h>
      <text:p text:style-name="Text_20_body">Laravel allows you to set <text:span text:style-name="Strong_20_Emphasis">security headers</text:span> to further protect against attacks like <text:span text:style-name="Strong_20_Emphasis">clickjacking</text:span> and <text:span text:style-name="Strong_20_Emphasis">XSS</text:span>.</text:p>
      <text:list text:style-name="L50">
        <text:list-item>
          <text:p text:style-name="P108"><text:span text:style-name="Strong_20_Emphasis">Example</text:span>: Use middleware or server configuration to add headers like <text:span text:style-name="Source_20_Text">X-Frame-Options</text:span>, <text:span text:style-name="Source_20_Text">X-Content-Type-Options</text:span>, and <text:span text:style-name="Source_20_Text">Content-Security-Policy</text:span> to your API responses.</text:p>
        </text:list-item>
      </text:list>
      <text:p text:style-name="Horizontal_20_Line"/>
      <text:h text:style-name="Heading_20_3" text:outline-level="3"><text:span text:style-name="Strong_20_Emphasis"><text:span text:style-name="T3">25</text:span></text:span><text:span text:style-name="Strong_20_Emphasis">. Preventing JSON Vulnerabilities</text:span></text:h>
      <text:p text:style-name="Text_20_body">When returning JSON responses from the API, ensure they are properly escaped to prevent JSON vulnerabilities.</text:p>
      <text:list text:style-name="L51">
        <text:list-item>
          <text:p text:style-name="P109"><text:span text:style-name="Strong_20_Emphasis">Example</text:span>: Use <text:span text:style-name="Strong_20_Emphasis">Laravel’s </text:span><text:span text:style-name="Strong_20_Emphasis"><text:span text:style-name="Source_20_Text">response()-&gt;json()</text:span></text:span> method to return JSON responses securely.</text:p>
        </text:list-item>
      </text:list>
      <text:p text:style-name="Horizontal_20_Line"/>
      <text:h text:style-name="Heading_20_3" text:outline-level="3"><text:span text:style-name="Strong_20_Emphasis"><text:span text:style-name="T3">26</text:span></text:span><text:span text:style-name="Strong_20_Emphasis">. Periodic Security Audits</text:span></text:h>
      <text:p text:style-name="Text_20_body">It is important to perform <text:span text:style-name="Strong_20_Emphasis">regular security audits</text:span> using Laravel <text:span text:style-name="Strong_20_Emphasis">Enlightn</text:span> and other security tools to assess vulnerabilities and ensure continuous compliance with best practices.</text:p>
      <text:p text:style-name="Horizontal_20_Line"/>
      <text:h text:style-name="Heading_20_3" text:outline-level="3"><text:span text:style-name="Strong_20_Emphasis"><text:span text:style-name="T3">27</text:span></text:span><text:span text:style-name="Strong_20_Emphasis">. Environment Variable Protection</text:span></text:h>
      <text:p text:style-name="Text_20_body">Ensure that sensitive environment variables, such as database credentials and API keys, are stored securely and not exposed to unauthorized access.</text:p>
      <text:list text:style-name="L52">
        <text:list-item>
          <text:p text:style-name="P110"><text:span text:style-name="Strong_20_Emphasis">Example</text:span>: Never commit the <text:span text:style-name="Source_20_Text">.env</text:span> file to version control, and restrict access to it on production servers.</text:p>
        </text:list-item>
      </text:list>
      <text:p text:style-name="P102"/>
      <text:h text:style-name="P2" text:outline-level="3"><text:soft-page-break/><text:span text:style-name="Strong_20_Emphasis"/></text:h>
      <text:p text:style-name="P4"/>
      <text:h text:style-name="P2" text:outline-level="3"><text:span text:style-name="Strong_20_Emphasis"/></text:h>
      <text:h text:style-name="P2" text:outline-level="3"><text:span text:style-name="Strong_20_Emphasis"/></text:h>
      <text:h text:style-name="Heading_20_3" text:outline-level="3"><text:span text:style-name="Strong_20_Emphasis">Final Recommendations for the Laravel API Team</text:span></text:h>
      <text:list text:style-name="L43">
        <text:list-item>
          <text:p text:style-name="P100"><text:span text:style-name="Strong_20_Emphasis">Regular Audits</text:span>: Run <text:span text:style-name="Strong_20_Emphasis">Laravel Enlightn</text:span> and <text:span text:style-name="Strong_20_Emphasis">composer audit</text:span> regularly to identify vulnerabilities.</text:p>
        </text:list-item>
        <text:list-item>
          <text:p text:style-name="P100"><text:span text:style-name="Strong_20_Emphasis">Use HTTPS</text:span>: Force HTTPS on all sensitive API routes.</text:p>
        </text:list-item>
        <text:list-item>
          <text:p text:style-name="P100"><text:span text:style-name="Strong_20_Emphasis">Implement Rate Limiting</text:span>: Prevent brute force and denial-of-service attacks using Laravel’s rate-limiting features.</text:p>
        </text:list-item>
        <text:list-item>
          <text:p text:style-name="P100"><text:span text:style-name="Strong_20_Emphasis">Secure Logs</text:span>: Ensure logs are stored securely and rotated regularly.</text:p>
        </text:list-item>
        <text:list-item>
          <text:p text:style-name="P100"><text:span text:style-name="Strong_20_Emphasis">Train the Development Team</text:span>: Regularly train developers on secure coding practices, focusing on Laravel’s security tools and features.</text:p>
        </text:list-item>
        <text:list-item>
          <text:p text:style-name="P99"><text:span text:style-name="Strong_20_Emphasis">Stay Updated</text:span>: Subscribe to <text:span text:style-name="Strong_20_Emphasis">Laravel security advisories</text:span> and install patches promptly.</text:p>
        </text:list-item>
      </text:list>
      <text:p text:style-name="P79"/>
      <text:p text:style-name="P30"><text:a xlink:type="simple" xlink:href="https://www.laravel-enlightn.com/docs/security" text:style-name="Internet_20_link" text:visited-style-name="Visited_20_Internet_20_Link">https://www.laravel-enlightn.com/docs/security</text:a></text:p>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9:04:57.966000000</meta:creation-date>
    <dc:date>2024-10-10T19:52:05.377000000</dc:date>
    <meta:editing-duration>PT47M5S</meta:editing-duration>
    <meta:editing-cycles>5</meta:editing-cycles>
    <meta:generator>LibreOffice/24.2.5.2$Windows_X86_64 LibreOffice_project/bffef4ea93e59bebbeaf7f431bb02b1a39ee8a59</meta:generator>
    <meta:document-statistic meta:table-count="0" meta:image-count="0" meta:object-count="0" meta:page-count="15" meta:paragraph-count="325" meta:word-count="3633" meta:character-count="24821" meta:non-whitespace-character-count="21686"/>
  </office:meta>
</office:document-meta>
</file>